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0eb3f6" officeooo:paragraph-rsid="042a8d29" style:font-weight-asian="normal" style:font-weight-complex="normal"/>
    </style:style>
    <style:style style:name="P4" style:family="paragraph" style:parent-style-name="Text_20_body">
      <style:text-properties fo:font-weight="normal" officeooo:rsid="046a643d" officeooo:paragraph-rsid="046a643d" style:font-weight-asian="normal" style:font-weight-complex="normal"/>
    </style:style>
    <style:style style:name="P5" style:family="paragraph" style:parent-style-name="Text_20_body">
      <style:text-properties fo:font-weight="normal" officeooo:rsid="046d6285" officeooo:paragraph-rsid="046d6285" style:font-weight-asian="normal" style:font-weight-complex="normal"/>
    </style:style>
    <style:style style:name="P6" style:family="paragraph" style:parent-style-name="Text_20_body">
      <style:text-properties officeooo:rsid="0439377d" officeooo:paragraph-rsid="042a8d29"/>
    </style:style>
    <style:style style:name="P7" style:family="paragraph" style:parent-style-name="Heading_20_1">
      <style:text-properties fo:font-weight="normal" officeooo:rsid="046764c1" officeooo:paragraph-rsid="046764c1" style:font-weight-asian="normal" style:font-weight-complex="normal"/>
    </style:style>
    <style:style style:name="P8" style:family="paragraph" style:parent-style-name="Text_20_body" style:list-style-name="L2">
      <style:text-properties fo:font-weight="normal" officeooo:rsid="043c34da" officeooo:paragraph-rsid="042a8d29" style:font-weight-asian="normal" style:font-weight-complex="normal"/>
    </style:style>
    <style:style style:name="P9" style:family="paragraph" style:parent-style-name="Text_20_body">
      <style:text-properties officeooo:rsid="047ba83b" officeooo:paragraph-rsid="04809652"/>
    </style:style>
    <style:style style:name="P10" style:family="paragraph" style:parent-style-name="Text_20_body" style:list-style-name="L2">
      <style:text-properties officeooo:paragraph-rsid="042a8d29"/>
    </style:style>
    <style:style style:name="P11" style:family="paragraph" style:parent-style-name="Text_20_body" style:list-style-name="L2">
      <style:text-properties officeooo:rsid="047053ff" officeooo:paragraph-rsid="047053ff"/>
    </style:style>
    <style:style style:name="P12" style:family="paragraph" style:parent-style-name="Text_20_body" style:list-style-name="L2">
      <style:text-properties officeooo:rsid="043e3775" officeooo:paragraph-rsid="042a8d29"/>
    </style:style>
    <style:style style:name="P13" style:family="paragraph" style:parent-style-name="Text_20_body">
      <style:text-properties officeooo:rsid="047513cb" officeooo:paragraph-rsid="047ba83b"/>
    </style:style>
    <style:style style:name="P14" style:family="paragraph" style:parent-style-name="Text_20_body">
      <style:text-properties fo:color="#0000cc" officeooo:rsid="047ba83b" officeooo:paragraph-rsid="04809652"/>
    </style:style>
    <style:style style:name="P15" style:family="paragraph" style:parent-style-name="Text_20_body">
      <style:paragraph-properties fo:text-align="start" style:justify-single-word="false" style:writing-mode="lr-tb"/>
      <style:text-properties fo:color="#0000cc" officeooo:rsid="04809652" officeooo:paragraph-rsid="0480965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60e6d5" style:font-weight-asian="normal" style:font-weight-complex="normal"/>
    </style:style>
    <style:style style:name="T6" style:family="text">
      <style:text-properties fo:font-weight="normal" officeooo:rsid="0471c6cd" style:font-weight-asian="normal" style:font-weight-complex="normal"/>
    </style:style>
    <style:style style:name="T7" style:family="text">
      <style:text-properties fo:font-weight="normal" officeooo:rsid="0476931c" style:font-weight-asian="normal" style:font-weight-complex="normal"/>
    </style:style>
    <style:style style:name="T8" style:family="text">
      <style:text-properties fo:font-weight="normal" officeooo:rsid="047513cb" style:font-weight-asian="normal" style:font-weight-complex="normal"/>
    </style:style>
    <style:style style:name="T9" style:family="text">
      <style:text-properties fo:font-weight="normal" officeooo:rsid="04809652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476931c" style:font-weight-asian="bold" style:font-weight-complex="bold"/>
    </style:style>
    <style:style style:name="T12" style:family="text">
      <style:text-properties fo:font-weight="bold" officeooo:rsid="04809652" style:font-weight-asian="bold" style:font-weight-complex="bold"/>
    </style:style>
    <style:style style:name="T13" style:family="text">
      <style:text-properties officeooo:rsid="046d411f"/>
    </style:style>
    <style:style style:name="T14" style:family="text">
      <style:text-properties officeooo:rsid="046f1518"/>
    </style:style>
    <style:style style:name="T15" style:family="text">
      <style:text-properties fo:color="#0000cc" fo:font-weight="normal" style:font-weight-asian="normal" style:font-weight-complex="normal"/>
    </style:style>
    <style:style style:name="T16" style:family="text">
      <style:text-properties fo:color="#0000cc" fo:font-weight="normal" officeooo:rsid="04809652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מטלה <text:span text:style-name="T13">6</text:span></text:h>
      <text:p text:style-name="P4">כיתבו <text:span text:style-name="T13">מחלקה Board המייצגת לוח ריבועי של משחק איקס-עיגול. <text:s/>המחלקה נבנית ע"י מספר המציין את אורך הלוח. <text:s/>בכל משבצת בלוח יכול להיות אחד משלושה תוים: נקודה (.) - מסמלת משבצת ריקה; איקס גדול (X) או גדול (O). <text:s text:c="3"/>המחלקה צריכה לתמוך באופרטורים: פלט, השמה, סוגריים מרובעים.</text:span></text:p>
      <text:p text:style-name="P5">המחלקה צריכה לטפל בחריגות<text:span text:style-name="T14">: הכנסת תו לא חוקי מעיפה חריגה; ניסיון לחרוג מגבולות הלוח מעיף חריגה אחרת. ראו בתוכנית הראשית המצורפת.</text:span></text:p>
      <text:p text:style-name="P13"><text:span text:style-name="T10">שימו לב</text:span><text:span text:style-name="T1">! </text:span><text:span text:style-name="T9"><text:s text:c="2"/></text:span><text:span text:style-name="T1">מלבד שלושת המחלקות המצויינות בתוכנית הראשית (Board ושתי החריגות), כנראה תצטרכו לממש עוד שתי מחלקות. איזה בדיוק? תגלו תוך כדי עבודה. אם אתם נתקעים תבקשו רמז.</text:span></text:p>
      <text:p text:style-name="P9"><text:span text:style-name="T9">ב</text:span><text:span text:style-name="T1">תרגיל זה אתם צריכים להגיש גם קובץ-מייק (Makefile). </text:span><text:span text:style-name="T9"><text:s/></text:span></text:p>
      <text:p text:style-name="P14"><text:span text:style-name="T12">הבהרה</text:span><text:span text:style-name="T9">: קובץ המייק שלכם צריך להפוך את כל המחלקות שלכם לקבצים בינריים עם סיומת o. <text:s text:c="2"/></text:span><text:span text:style-name="T1">אנחנו </text:span><text:span text:style-name="T9">נעתיק לתוך התיקיה שלכם קובץ main.cpp משלנו המבצע בדיקות אוטומטיות, ואז </text:span><text:span text:style-name="T1">נריץ </text:span><text:span text:style-name="T9">את הפקודות:</text:span></text:p>
      <text:p text:style-name="P15"><text:span text:style-name="T1">make</text:span></text:p>
      <text:p text:style-name="P15"><text:span text:style-name="T1">clang++-5.0 main.cpp *.o</text:span></text:p>
      <text:p text:style-name="P15"><text:span text:style-name="T1">./a.out</text:span></text:p>
      <text:p text:style-name="P6"><text:span text:style-name="T10">דגשים</text:span><text:span text:style-name="T1">: </text:span></text:p>
      <text:list xml:id="list329086061589784615" text:style-name="L2">
        <text:list-item>
          <text:p text:style-name="P10"><text:span text:style-name="T2">יש </text:span><text:span text:style-name="T3">לחזור על החומר של ההרצאות לפני שמתחילים לכתוב, </text:span><text:span text:style-name="T4">ו</text:span><text:span text:style-name="T2">להשתמש </text:span><text:span text:style-name="T3">בו </text:span><text:span text:style-name="T2">לפי הצורך.</text:span></text:p>
        </text:list-item>
        <text:list-item>
          <text:p text:style-name="P11"><text:span text:style-name="T2">י</text:span><text:span text:style-name="T1">ש להקפיד על כללי הנדסת תוכנה: קוד קריא וברור, תיעו</text:span><text:span text:style-name="T7">ד, </text:span><text:span text:style-name="T1">בדיקות</text:span><text:span text:style-name="T7">, ו</text:span><text:span text:style-name="T11">מניעת דליפות זיכרון</text:span><text:span text:style-name="T7">.</text:span></text:p>
        </text:list-item>
        <text:list-item>
          <text:p text:style-name="P8">מותר להשתמש בתכונות מתקדמות של שפת ++C גם אם עדיין לא נלמדו בהרצאות.</text:p>
        </text:list-item>
        <text:list-item>
          <text:p text:style-name="P12"><text:span text:style-name="T1">מותר להשתמש בקוד מהאינטרנט, אולם</text:span><text:span text:style-name="T5">: (א)</text:span><text:span text:style-name="T1"> יש לציין בבירור את המקור</text:span><text:span text:style-name="T5">, (ב) יש לבדוק שהקוד שהורדתם עובד בלי שגיאות, (ג) יש להבין את הקוד שהורדתם כך שתוכלו להסביר אותו </text:span><text:span text:style-name="T6">בתירגול</text:span><text:span text:style-name="T5">.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5-01T12:37:42.670471017</dc:date>
    <meta:editing-duration>P7DT23H5M41S</meta:editing-duration>
    <meta:editing-cycles>1050</meta:editing-cycles>
    <meta:document-statistic meta:table-count="0" meta:image-count="0" meta:object-count="0" meta:page-count="1" meta:paragraph-count="16" meta:word-count="221" meta:character-count="1248" meta:non-whitespace-character-count="1035"/>
  </office:meta>
</office:document-meta>
</file>